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e6d65" officeooo:paragraph-rsid="001e6d65"/>
    </style:style>
    <style:style style:name="P2" style:family="paragraph" style:parent-style-name="Standard">
      <style:paragraph-properties fo:text-align="start" style:justify-single-word="false"/>
      <style:text-properties officeooo:rsid="001e6d65" officeooo:paragraph-rsid="001e6d65"/>
    </style:style>
    <style:style style:name="P3" style:family="paragraph" style:parent-style-name="Standard">
      <style:paragraph-properties fo:text-align="end" style:justify-single-word="false"/>
      <style:text-properties style:font-name="Times New Roman" officeooo:rsid="001e6d65" officeooo:paragraph-rsid="001e6d65"/>
    </style:style>
    <style:style style:name="P4" style:family="paragraph" style:parent-style-name="Standard">
      <style:paragraph-properties fo:text-align="start" style:justify-single-word="false"/>
      <style:text-properties style:font-name="Times New Roman" officeooo:rsid="001e6d65" officeooo:paragraph-rsid="001e6d65"/>
    </style:style>
    <style:style style:name="P5" style:family="paragraph" style:parent-style-name="Heading_20_2">
      <style:paragraph-properties fo:margin-top="0.101cm" fo:margin-bottom="0.101cm" loext:contextual-spacing="false" fo:line-height="100%" style:writing-mode="page"/>
      <style:text-properties style:font-name="Times New Roman"/>
    </style:style>
    <style:style style:name="P6" style:family="paragraph" style:parent-style-name="Heading_20_1">
      <style:paragraph-properties fo:text-align="center" style:justify-single-word="false"/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Cours de réseaux </text:h>
      <text:p text:style-name="P1"><text:a xlink:type="simple" xlink:href="mailto:patrick.sondi@univ-littoral.fr" text:style-name="Internet_20_link" text:visited-style-name="Visited_20_Internet_20_Link"><text:span text:style-name="T2">patrick.sondi@univ-littoral.fr</text:span></text:a></text:p>
      <text:p text:style-name="P3"/>
      <text:h text:style-name="P5" text:outline-level="2">Intro.</text:h>
      <text:h text:style-name="P5" text:outline-level="2"/>
      <text:p text:style-name="P4"><text:span text:style-name="T1">Définition</text:span>: « Un réseau est un ensemble d’équipements reliés entre eux et qui échangent des informations. »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9:15:28.025000000</meta:creation-date>
    <dc:date>2018-09-19T09:26:02.629000000</dc:date>
    <meta:editing-duration>PT24S</meta:editing-duration>
    <meta:editing-cycles>1</meta:editing-cycles>
    <meta:document-statistic meta:table-count="0" meta:image-count="0" meta:object-count="0" meta:page-count="1" meta:paragraph-count="4" meta:word-count="22" meta:character-count="160" meta:non-whitespace-character-count="141"/>
    <meta:generator>LibreOffice/5.4.5.1$Windows_X86_64 LibreOffice_project/79c9829dd5d8054ec39a82dc51cd9eff340dbee8</meta:generator>
  </office:meta>
</office:document-meta>
</file>